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13.249999999990933pt"/>
    </style:style>
    <style:style style:name="co2" style:family="table-column">
      <style:table-column-properties style:column-width="86.749999999987466pt"/>
    </style:style>
    <style:style style:name="co3" style:family="table-column">
      <style:table-column-properties style:column-width="77.999999999993747pt"/>
    </style:style>
    <style:style style:name="co4" style:family="table-column">
      <style:table-column-properties style:column-width="80.999999999993491pt"/>
    </style:style>
    <style:style style:name="co5" style:family="table-column">
      <style:table-column-properties style:column-width="67.000000000000000pt"/>
    </style:style>
    <style:style style:name="ce1" style:data-style-name="N1" style:family="table-cell">
      <style:text-properties fo:color="#31363b"/>
    </style:style>
    <number:number-style style:name="N1">
      <number:number number:decimal-places="2" number:min-integer-digits="1"/>
    </number:number-style>
  </office:automatic-styles>
  <office:body>
    <office:spreadsheet>
      <table:calculation-settings/>
      <table:table table:name="Sheet1" table:style-name="ta1"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number-columns-repeated="2"/>
        <table:table-row>
          <table:table-cell office:value-type="string" office:string-value="#/(disk,front)">
            <text:p>#/(disk,front)</text:p>
          </table:table-cell>
          <table:table-cell office:value-type="string" office:string-value="(nao,nao)">
            <text:p>(nao,nao)</text:p>
          </table:table-cell>
          <table:table-cell office:value-type="string" office:string-value="(nao,sim)">
            <text:p>(nao,sim)</text:p>
          </table:table-cell>
          <table:table-cell office:value-type="string" office:string-value="(sim,nao)">
            <text:p>(sim,nao)</text:p>
          </table:table-cell>
          <table:table-cell office:value-type="string" office:string-value="(sim,sim)">
            <text:p>(sim,sim)</text:p>
          </table:table-cell>
          <table:table-cell office:value-type="string" office:string-value="lento">
            <text:p>lento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359">
            <text:p>4359</text:p>
          </table:table-cell>
          <table:table-cell office:value-type="float" office:value="3821">
            <text:p>3821</text:p>
          </table:table-cell>
          <table:table-cell office:value-type="float" office:value="1999">
            <text:p>1999</text:p>
          </table:table-cell>
          <table:table-cell office:value-type="float" office:value="1954">
            <text:p>1954</text:p>
          </table:table-cell>
          <table:table-cell office:value-type="float" office:value="4263">
            <text:p>4263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260">
            <text:p>3260</text:p>
          </table:table-cell>
          <table:table-cell office:value-type="float" office:value="3143">
            <text:p>3143</text:p>
          </table:table-cell>
          <table:table-cell office:value-type="float" office:value="1964">
            <text:p>1964</text:p>
          </table:table-cell>
          <table:table-cell office:value-type="float" office:value="1549">
            <text:p>1549</text:p>
          </table:table-cell>
          <table:table-cell office:value-type="float" office:value="3671">
            <text:p>3671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783">
            <text:p>3783</text:p>
          </table:table-cell>
          <table:table-cell office:value-type="float" office:value="2772">
            <text:p>2772</text:p>
          </table:table-cell>
          <table:table-cell office:value-type="float" office:value="2008">
            <text:p>2008</text:p>
          </table:table-cell>
          <table:table-cell office:value-type="float" office:value="1686">
            <text:p>1686</text:p>
          </table:table-cell>
          <table:table-cell office:value-type="float" office:value="3741">
            <text:p>3741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766">
            <text:p>2766</text:p>
          </table:table-cell>
          <table:table-cell office:value-type="float" office:value="2904">
            <text:p>2904</text:p>
          </table:table-cell>
          <table:table-cell office:value-type="float" office:value="2183">
            <text:p>2183</text:p>
          </table:table-cell>
          <table:table-cell office:value-type="float" office:value="1502">
            <text:p>1502</text:p>
          </table:table-cell>
          <table:table-cell office:value-type="float" office:value="4315">
            <text:p>4315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781">
            <text:p>2781</text:p>
          </table:table-cell>
          <table:table-cell office:value-type="float" office:value="2701">
            <text:p>2701</text:p>
          </table:table-cell>
          <table:table-cell office:value-type="float" office:value="1499">
            <text:p>1499</text:p>
          </table:table-cell>
          <table:table-cell office:value-type="float" office:value="1482">
            <text:p>1482</text:p>
          </table:table-cell>
          <table:table-cell office:value-type="float" office:value="3995">
            <text:p>3995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549">
            <text:p>2549</text:p>
          </table:table-cell>
          <table:table-cell office:value-type="float" office:value="2599">
            <text:p>2599</text:p>
          </table:table-cell>
          <table:table-cell office:value-type="float" office:value="1789">
            <text:p>1789</text:p>
          </table:table-cell>
          <table:table-cell office:value-type="float" office:value="2149">
            <text:p>2149</text:p>
          </table:table-cell>
          <table:table-cell office:value-type="float" office:value="5080">
            <text:p>508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793">
            <text:p>2793</text:p>
          </table:table-cell>
          <table:table-cell office:value-type="float" office:value="3607">
            <text:p>3607</text:p>
          </table:table-cell>
          <table:table-cell office:value-type="float" office:value="2413">
            <text:p>2413</text:p>
          </table:table-cell>
          <table:table-cell office:value-type="float" office:value="2705">
            <text:p>2705</text:p>
          </table:table-cell>
          <table:table-cell office:value-type="float" office:value="4762">
            <text:p>4762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212">
            <text:p>3212</text:p>
          </table:table-cell>
          <table:table-cell office:value-type="float" office:value="4288">
            <text:p>4288</text:p>
          </table:table-cell>
          <table:table-cell office:value-type="float" office:value="2492">
            <text:p>2492</text:p>
          </table:table-cell>
          <table:table-cell office:value-type="float" office:value="2406">
            <text:p>2406</text:p>
          </table:table-cell>
          <table:table-cell office:value-type="float" office:value="5990">
            <text:p>599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773">
            <text:p>2773</text:p>
          </table:table-cell>
          <table:table-cell office:value-type="float" office:value="3198">
            <text:p>3198</text:p>
          </table:table-cell>
          <table:table-cell office:value-type="float" office:value="1878">
            <text:p>1878</text:p>
          </table:table-cell>
          <table:table-cell office:value-type="float" office:value="2147">
            <text:p>2147</text:p>
          </table:table-cell>
          <table:table-cell office:value-type="float" office:value="6017">
            <text:p>6017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3277">
            <text:p>3277</text:p>
          </table:table-cell>
          <table:table-cell office:value-type="float" office:value="4775">
            <text:p>4775</text:p>
          </table:table-cell>
          <table:table-cell office:value-type="float" office:value="2478">
            <text:p>2478</text:p>
          </table:table-cell>
          <table:table-cell office:value-type="float" office:value="1685">
            <text:p>1685</text:p>
          </table:table-cell>
          <table:table-cell office:value-type="float" office:value="4324">
            <text:p>432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45">
            <text:p>2645</text:p>
          </table:table-cell>
          <table:table-cell office:value-type="float" office:value="2211">
            <text:p>2211</text:p>
          </table:table-cell>
          <table:table-cell office:value-type="float" office:value="1849">
            <text:p>1849</text:p>
          </table:table-cell>
          <table:table-cell office:value-type="float" office:value="1852">
            <text:p>1852</text:p>
          </table:table-cell>
          <table:table-cell office:value-type="float" office:value="6483">
            <text:p>6483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64">
            <text:p>2664</text:p>
          </table:table-cell>
          <table:table-cell office:value-type="float" office:value="2694">
            <text:p>2694</text:p>
          </table:table-cell>
          <table:table-cell office:value-type="float" office:value="2250">
            <text:p>2250</text:p>
          </table:table-cell>
          <table:table-cell office:value-type="float" office:value="1650">
            <text:p>1650</text:p>
          </table:table-cell>
          <table:table-cell office:value-type="float" office:value="5887">
            <text:p>5887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3510">
            <text:p>3510</text:p>
          </table:table-cell>
          <table:table-cell office:value-type="float" office:value="3135">
            <text:p>3135</text:p>
          </table:table-cell>
          <table:table-cell office:value-type="float" office:value="2425">
            <text:p>2425</text:p>
          </table:table-cell>
          <table:table-cell office:value-type="float" office:value="1848">
            <text:p>1848</text:p>
          </table:table-cell>
          <table:table-cell office:value-type="float" office:value="4257">
            <text:p>4257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717">
            <text:p>2717</text:p>
          </table:table-cell>
          <table:table-cell office:value-type="float" office:value="3734">
            <text:p>3734</text:p>
          </table:table-cell>
          <table:table-cell office:value-type="float" office:value="1833">
            <text:p>1833</text:p>
          </table:table-cell>
          <table:table-cell office:value-type="float" office:value="2018">
            <text:p>2018</text:p>
          </table:table-cell>
          <table:table-cell office:value-type="float" office:value="3214">
            <text:p>321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3076">
            <text:p>3076</text:p>
          </table:table-cell>
          <table:table-cell office:value-type="float" office:value="4664">
            <text:p>4664</text:p>
          </table:table-cell>
          <table:table-cell office:value-type="float" office:value="1924">
            <text:p>1924</text:p>
          </table:table-cell>
          <table:table-cell office:value-type="float" office:value="2076">
            <text:p>2076</text:p>
          </table:table-cell>
          <table:table-cell office:value-type="float" office:value="4523">
            <text:p>4523</text:p>
          </table:table-cell>
        </table:table-row>
        <table:table-row>
          <table:table-cell office:value-type="string" office:string-value="Média">
            <text:p>Média</text:p>
          </table:table-cell>
          <table:table-cell office:value-type="float" office:value="3077.66666666667" table:formula="=SUM([.B2:.B16])/15">
            <text:p>3077,666667</text:p>
          </table:table-cell>
          <table:table-cell office:value-type="float" office:value="3349.73333333333" table:formula="=SUM([.C2:.C16])/15">
            <text:p>3349,733333</text:p>
          </table:table-cell>
          <table:table-cell office:value-type="float" office:value="2065.6" table:formula="=SUM([.D2:.D16])/15">
            <text:p>2065,6</text:p>
          </table:table-cell>
          <table:table-cell office:value-type="float" office:value="1913.93333333333" table:formula="=SUM([.E2:.E16])/15">
            <text:p>1913,933333</text:p>
          </table:table-cell>
          <table:table-cell office:value-type="float" office:value="4701.46666666667" table:formula="=SUM([.F2:.F16])/15">
            <text:p>4701,466667</text:p>
          </table:table-cell>
        </table:table-row>
        <table:table-row>
          <table:table-cell office:value-type="string" office:string-value="#/Carga de trabalho">
            <text:p>#/Carga de trabalho</text:p>
          </table:table-cell>
          <table:table-cell office:value-type="string" office:string-value="(nao, nao) Front">
            <text:p>(nao, nao) Front</text:p>
          </table:table-cell>
          <table:table-cell office:value-type="string" office:string-value="(nao, nao) CPU">
            <text:p>(nao, nao) CPU</text:p>
          </table:table-cell>
          <table:table-cell office:value-type="string" office:string-value="(nao, nao) Disk">
            <text:p>(nao, nao) Disk</text:p>
          </table:table-cell>
          <table:table-cell office:value-type="string" office:string-value="lento Front">
            <text:p>lento Front</text:p>
          </table:table-cell>
          <table:table-cell office:value-type="string" office:string-value="lento CPU">
            <text:p>lento CPU</text:p>
          </table:table-cell>
          <table:table-cell office:value-type="string" office:string-value="lento Disk">
            <text:p>lento Disk</text:p>
          </table:table-cell>
        </table:table-row>
        <table:table-row>
          <table:table-cell office:value-type="string" office:string-value=""/>
          <table:table-cell office:value-type="float" office:value="0.238313">
            <text:p>0,238313</text:p>
          </table:table-cell>
          <table:table-cell office:value-type="float" office:value="0.518732">
            <text:p>0,518732</text:p>
          </table:table-cell>
          <table:table-cell office:value-type="float" office:value="0.964024">
            <text:p>0,964024</text:p>
          </table:table-cell>
          <table:table-cell office:value-type="float" office:value="0.299212">
            <text:p>0,299212</text:p>
          </table:table-cell>
          <table:table-cell office:value-type="float" office:value="0.525217">
            <text:p>0,525217</text:p>
          </table:table-cell>
          <table:table-cell office:value-type="float" office:value="0.974006">
            <text:p>0,974006</text:p>
          </table:table-cell>
        </table:table-row>
        <table:table-row>
          <table:table-cell office:value-type="string" office:string-value=""/>
          <table:table-cell office:value-type="float" office:value="0.308853">
            <text:p>0,308853</text:p>
          </table:table-cell>
          <table:table-cell office:value-type="float" office:value="0.574021">
            <text:p>0,574021</text:p>
          </table:table-cell>
          <table:table-cell office:value-type="float" office:value="0.930749">
            <text:p>0,930749</text:p>
          </table:table-cell>
          <table:table-cell office:value-type="float" office:value="0.405341">
            <text:p>0,405341</text:p>
          </table:table-cell>
          <table:table-cell office:value-type="float" office:value="0.460579">
            <text:p>0,460579</text:p>
          </table:table-cell>
          <table:table-cell office:value-type="float" office:value="0.823146">
            <text:p>0,823146</text:p>
          </table:table-cell>
        </table:table-row>
        <table:table-row>
          <table:table-cell office:value-type="string" office:string-value=""/>
          <table:table-cell office:value-type="float" office:value="0.27374" table:style-name="ce1">
            <text:p>0,27</text:p>
          </table:table-cell>
          <table:table-cell office:value-type="float" office:value="0.424828">
            <text:p>0,424828</text:p>
          </table:table-cell>
          <table:table-cell office:value-type="float" office:value="0.618109">
            <text:p>0,618109</text:p>
          </table:table-cell>
          <table:table-cell office:value-type="float" office:value="0.411713">
            <text:p>0,411713</text:p>
          </table:table-cell>
          <table:table-cell office:value-type="float" office:value="0.409631">
            <text:p>0,409631</text:p>
          </table:table-cell>
          <table:table-cell office:value-type="float" office:value="0.706784">
            <text:p>0,706784</text:p>
          </table:table-cell>
        </table:table-row>
        <table:table-row>
          <table:table-cell office:value-type="string" office:string-value=""/>
          <table:table-cell office:value-type="float" office:value="0.360015" table:style-name="ce1">
            <text:p>0,36</text:p>
          </table:table-cell>
          <table:table-cell office:value-type="float" office:value="0.525618">
            <text:p>0,525618</text:p>
          </table:table-cell>
          <table:table-cell office:value-type="float" office:value="0.948549">
            <text:p>0,948549</text:p>
          </table:table-cell>
          <table:table-cell office:value-type="float" office:value="0.423615">
            <text:p>0,423615</text:p>
          </table:table-cell>
          <table:table-cell office:value-type="float" office:value="0.361306">
            <text:p>0,361306</text:p>
          </table:table-cell>
          <table:table-cell office:value-type="float" office:value="0.485993">
            <text:p>0,485993</text:p>
          </table:table-cell>
        </table:table-row>
        <table:table-row>
          <table:table-cell office:value-type="string" office:string-value=""/>
          <table:table-cell office:value-type="float" office:value="0.359235" table:style-name="ce1">
            <text:p>0,36</text:p>
          </table:table-cell>
          <table:table-cell office:value-type="float" office:value="0.457322">
            <text:p>0,457322</text:p>
          </table:table-cell>
          <table:table-cell office:value-type="float" office:value="0.619754">
            <text:p>0,619754</text:p>
          </table:table-cell>
          <table:table-cell office:value-type="float" office:value="0.40252">
            <text:p>0,40252</text:p>
          </table:table-cell>
          <table:table-cell office:value-type="float" office:value="0.468745">
            <text:p>0,468745</text:p>
          </table:table-cell>
          <table:table-cell office:value-type="float" office:value="0.741199">
            <text:p>0,741199</text:p>
          </table:table-cell>
        </table:table-row>
        <table:table-row>
          <table:table-cell office:value-type="string" office:string-value=""/>
          <table:table-cell office:value-type="float" office:value="0.3759" table:style-name="ce1">
            <text:p>0,38</text:p>
          </table:table-cell>
          <table:table-cell office:value-type="float" office:value="0.395586">
            <text:p>0,395586</text:p>
          </table:table-cell>
          <table:table-cell office:value-type="float" office:value="0.645478">
            <text:p>0,645478</text:p>
          </table:table-cell>
          <table:table-cell office:value-type="float" office:value="0.260606">
            <text:p>0,260606</text:p>
          </table:table-cell>
          <table:table-cell office:value-type="float" office:value="0.51949">
            <text:p>0,51949</text:p>
          </table:table-cell>
          <table:table-cell office:value-type="float" office:value="0.9718">
            <text:p>0,9718</text:p>
          </table:table-cell>
        </table:table-row>
        <table:table-row>
          <table:table-cell office:value-type="string" office:string-value=""/>
          <table:table-cell office:value-type="float" office:value="0.337687" table:style-name="ce1">
            <text:p>0,34</text:p>
          </table:table-cell>
          <table:table-cell office:value-type="float" office:value="0.509857">
            <text:p>0,509857</text:p>
          </table:table-cell>
          <table:table-cell office:value-type="float" office:value="0.891601">
            <text:p>0,891601</text:p>
          </table:table-cell>
          <table:table-cell office:value-type="float" office:value="0.270249">
            <text:p>0,270249</text:p>
          </table:table-cell>
          <table:table-cell office:value-type="float" office:value="0.309072">
            <text:p>0,309072</text:p>
          </table:table-cell>
          <table:table-cell office:value-type="float" office:value="0.428974">
            <text:p>0,428974</text:p>
          </table:table-cell>
        </table:table-row>
        <table:table-row>
          <table:table-cell office:value-type="string" office:string-value=""/>
          <table:table-cell office:value-type="float" office:value="0.320926" table:style-name="ce1">
            <text:p>0,32</text:p>
          </table:table-cell>
          <table:table-cell office:value-type="float" office:value="0.439907">
            <text:p>0,439907</text:p>
          </table:table-cell>
          <table:table-cell office:value-type="float" office:value="0.808711">
            <text:p>0,808711</text:p>
          </table:table-cell>
          <table:table-cell office:value-type="float" office:value="0.272994">
            <text:p>0,272994</text:p>
          </table:table-cell>
          <table:table-cell office:value-type="float" office:value="0.442095">
            <text:p>0,442095</text:p>
          </table:table-cell>
          <table:table-cell office:value-type="float" office:value="0.693501">
            <text:p>0,693501</text:p>
          </table:table-cell>
        </table:table-row>
        <table:table-row>
          <table:table-cell office:value-type="string" office:string-value=""/>
          <table:table-cell office:value-type="float" office:value="0.331165" table:style-name="ce1">
            <text:p>0,33</text:p>
          </table:table-cell>
          <table:table-cell office:value-type="float" office:value="0.366247">
            <text:p>0,366247</text:p>
          </table:table-cell>
          <table:table-cell office:value-type="float" office:value="0.528517">
            <text:p>0,528517</text:p>
          </table:table-cell>
          <table:table-cell office:value-type="float" office:value="0.236659">
            <text:p>0,236659</text:p>
          </table:table-cell>
          <table:table-cell office:value-type="float" office:value="0.20122">
            <text:p>0,20122</text:p>
          </table:table-cell>
          <table:table-cell office:value-type="float" office:value="0.374202">
            <text:p>0,374202</text:p>
          </table:table-cell>
        </table:table-row>
        <table:table-row>
          <table:table-cell office:value-type="string" office:string-value=""/>
          <table:table-cell office:value-type="float" office:value="0.29497" table:style-name="ce1">
            <text:p>0,29</text:p>
          </table:table-cell>
          <table:table-cell office:value-type="float" office:value="0.523503">
            <text:p>0,523503</text:p>
          </table:table-cell>
          <table:table-cell office:value-type="float" office:value="0.947042">
            <text:p>0,947042</text:p>
          </table:table-cell>
          <table:table-cell office:value-type="float" office:value="0.373274">
            <text:p>0,373274</text:p>
          </table:table-cell>
          <table:table-cell office:value-type="float" office:value="0.698895">
            <text:p>0,698895</text:p>
          </table:table-cell>
          <table:table-cell office:value-type="float" office:value="0.893192">
            <text:p>0,893192</text:p>
          </table:table-cell>
        </table:table-row>
        <table:table-row>
          <table:table-cell office:value-type="string" office:string-value=""/>
          <table:table-cell office:value-type="float" office:value="0.424175" table:style-name="ce1">
            <text:p>0,42</text:p>
          </table:table-cell>
          <table:table-cell office:value-type="float" office:value="0.634005">
            <text:p>0,634005</text:p>
          </table:table-cell>
          <table:table-cell office:value-type="float" office:value="0.953276">
            <text:p>0,953276</text:p>
          </table:table-cell>
          <table:table-cell office:value-type="float" office:value="0.254985">
            <text:p>0,254985</text:p>
          </table:table-cell>
          <table:table-cell office:value-type="float" office:value="0.51061">
            <text:p>0,51061</text:p>
          </table:table-cell>
          <table:table-cell office:value-type="float" office:value="0.954935">
            <text:p>0,954935</text:p>
          </table:table-cell>
        </table:table-row>
        <table:table-row>
          <table:table-cell office:value-type="string" office:string-value=""/>
          <table:table-cell office:value-type="float" office:value="0.446715" table:style-name="ce1">
            <text:p>0,45</text:p>
          </table:table-cell>
          <table:table-cell office:value-type="float" office:value="0.610992">
            <text:p>0,610992</text:p>
          </table:table-cell>
          <table:table-cell office:value-type="float" office:value="0.987194">
            <text:p>0,987194</text:p>
          </table:table-cell>
          <table:table-cell office:value-type="float" office:value="0.248504">
            <text:p>0,248504</text:p>
          </table:table-cell>
          <table:table-cell office:value-type="float" office:value="0.238">
            <text:p>0,238</text:p>
          </table:table-cell>
          <table:table-cell office:value-type="float" office:value="0.35003">
            <text:p>0,35003</text:p>
          </table:table-cell>
        </table:table-row>
        <table:table-row>
          <table:table-cell office:value-type="string" office:string-value=""/>
          <table:table-cell office:value-type="float" office:value="0.265801" table:style-name="ce1">
            <text:p>0,27</text:p>
          </table:table-cell>
          <table:table-cell office:value-type="float" office:value="0.527677">
            <text:p>0,527677</text:p>
          </table:table-cell>
          <table:table-cell office:value-type="float" office:value="0.958387">
            <text:p>0,958387</text:p>
          </table:table-cell>
          <table:table-cell office:value-type="float" office:value="0.352091">
            <text:p>0,352091</text:p>
          </table:table-cell>
          <table:table-cell office:value-type="float" office:value="0.447918">
            <text:p>0,447918</text:p>
          </table:table-cell>
          <table:table-cell office:value-type="float" office:value="0.865879">
            <text:p>0,865879</text:p>
          </table:table-cell>
        </table:table-row>
        <table:table-row>
          <table:table-cell office:value-type="string" office:string-value=""/>
          <table:table-cell office:value-type="float" office:value="0.322705" table:style-name="ce1">
            <text:p>0,32</text:p>
          </table:table-cell>
          <table:table-cell office:value-type="float" office:value="0.321286">
            <text:p>0,321286</text:p>
          </table:table-cell>
          <table:table-cell office:value-type="float" office:value="0.561974">
            <text:p>0,561974</text:p>
          </table:table-cell>
          <table:table-cell office:value-type="float" office:value="0.451791">
            <text:p>0,451791</text:p>
          </table:table-cell>
          <table:table-cell office:value-type="float" office:value="0.504305">
            <text:p>0,504305</text:p>
          </table:table-cell>
          <table:table-cell office:value-type="float" office:value="0.891331">
            <text:p>0,891331</text:p>
          </table:table-cell>
        </table:table-row>
        <table:table-row>
          <table:table-cell office:value-type="string" office:string-value=""/>
          <table:table-cell office:value-type="float" office:value="0.318501" table:style-name="ce1">
            <text:p>0,32</text:p>
          </table:table-cell>
          <table:table-cell office:value-type="float" office:value="0.362304">
            <text:p>0,362304</text:p>
          </table:table-cell>
          <table:table-cell office:value-type="float" office:value="0.608577">
            <text:p>0,608577</text:p>
          </table:table-cell>
          <table:table-cell office:value-type="float" office:value="0.288199">
            <text:p>0,288199</text:p>
          </table:table-cell>
          <table:table-cell office:value-type="float" office:value="0.487979">
            <text:p>0,487979</text:p>
          </table:table-cell>
          <table:table-cell office:value-type="float" office:value="0.960615">
            <text:p>0,960615</text:p>
          </table:table-cell>
        </table:table-row>
        <table:table-row>
          <table:table-cell office:value-type="string" office:string-value=""/>
          <table:table-cell office:value-type="float" office:value="0.3319134" table:formula="=SUM([.B19:.B33])/15">
            <text:p>0,3319134</text:p>
          </table:table-cell>
          <table:table-cell office:value-type="float" office:value="0.479459" table:formula="=SUM([.C19:.C33])/15">
            <text:p>0,479459</text:p>
          </table:table-cell>
          <table:table-cell office:value-type="float" office:value="0.798129466666667" table:formula="=SUM([.D19:.D33])/15">
            <text:p>0,798129467</text:p>
          </table:table-cell>
          <table:table-cell office:value-type="float" office:value="0.330116866666667" table:formula="=SUM([.E19:.E33])/15">
            <text:p>0,330116867</text:p>
          </table:table-cell>
          <table:table-cell office:value-type="float" office:value="0.439004133333333" table:formula="=SUM([.F19:.F33])/15">
            <text:p>0,439004133</text:p>
          </table:table-cell>
          <table:table-cell office:value-type="float" office:value="0.741039133333333" table:formula="=SUM([.G19:.G33])/15">
            <text:p>0,741039133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2</meta:editing-cycles>
    <dc:date>2017-12-10T23:53:02</dc:date>
    <meta:creation-date>2017-12-10T22:28:28</meta:creation-date>
    <dc:creator>Guilherme Andriotti Momesso</dc:creator>
  </office:meta>
</office:document-meta>
</file>